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transparent_5f_fiat" style:data-style-name="N143"/>
    <style:style style:name="ce1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transparent_5f_fiat" style:data-style-name="N4"/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number-columns-repeated="6" table:default-cell-style-name="transparent_5f_default"/>
        <table:table-column table:style-name="co1" table:default-cell-style-name="Default"/>
        <table:table-column table:style-name="co1" table:default-cell-style-name="transparent_5f_crypto"/>
        <table:table-column table:style-name="co1" table:default-cell-style-name="transparent_5f_fiat"/>
        <table:table-column table:style-name="co1" table:number-columns-repeated="2" table:default-cell-style-name="ce3"/>
        <table:table-column table:style-name="co1" table:default-cell-style-name="ce9"/>
        <table:table-column table:style-name="co1" table:number-columns-repeated="2" table:default-cell-style-name="transparent_5f_default"/>
        <table:table-column table:style-name="co1" table:number-columns-repeated="8" table:default-cell-style-name="Default"/>
        <table:table-row table:style-name="ro1">
          <table:table-cell table:style-name="bold_5f_default" office:value-type="string" calcext:value-type="string">
            <text:p>IN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table:number-columns-repeated="2"/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style-name="header_5f_default" table:number-columns-repeated="8"/>
        </table:table-row>
        <table:table-row table:style-name="ro1">
          <table:table-cell office:value-type="string" calcext:value-type="string">
            <text:p>2021-01-01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59" calcext:value-type="float">
            <text:p>59.00000000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02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486" calcext:value-type="float">
            <text:p>486.00000000</text:p>
          </table:table-cell>
          <table:table-cell office:value-type="currency" office:currency="USD" office:value="12" calcext:value-type="currency">
            <text:p>$12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04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.00000000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05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9" calcext:value-type="float">
            <text:p>9.000000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06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85" calcext:value-type="float">
            <text:p>85.00000000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07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.00000000</text:p>
          </table:table-cell>
          <table:table-cell office:value-type="currency" office:currency="USD" office:value="20" calcext:value-type="currency">
            <text:p>$2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08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72" calcext:value-type="float">
            <text:p>72.00000000</text:p>
          </table:table-cell>
          <table:table-cell office:value-type="currency" office:currency="USD" office:value="28" calcext:value-type="currency">
            <text:p>$28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10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18" calcext:value-type="float">
            <text:p>18.00000000</text:p>
          </table:table-cell>
          <table:table-cell office:value-type="currency" office:currency="USD" office:value="26" calcext:value-type="currency">
            <text:p>$26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11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97" calcext:value-type="float">
            <text:p>97.00000000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12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52" calcext:value-type="float">
            <text:p>52.00000000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14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53" calcext:value-type="float">
            <text:p>53.00000000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15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81" calcext:value-type="float">
            <text:p>81.00000000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18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3.00000000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19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34" calcext:value-type="float">
            <text:p>34.00000000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20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4" calcext:value-type="float">
            <text:p>4.00000000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24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48" calcext:value-type="float">
            <text:p>48.00000000</text:p>
          </table:table-cell>
          <table:table-cell office:value-type="currency" office:currency="USD" office:value="39" calcext:value-type="currency">
            <text:p>$39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26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.00000000</text:p>
          </table:table-cell>
          <table:table-cell office:value-type="currency" office:currency="USD" office:value="41" calcext:value-type="currency">
            <text:p>$41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28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32" calcext:value-type="float">
            <text:p>32.00000000</text:p>
          </table:table-cell>
          <table:table-cell office:value-type="currency" office:currency="USD" office:value="38" calcext:value-type="currency">
            <text:p>$38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29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34" calcext:value-type="float">
            <text:p>34.00000000</text:p>
          </table:table-cell>
          <table:table-cell office:value-type="currency" office:currency="USD" office:value="33" calcext:value-type="currency">
            <text:p>$33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1-01-31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3.00000000</text:p>
          </table:table-cell>
          <table:table-cell office:value-type="currency" office:currency="USD" office:value="36" calcext:value-type="currency">
            <text:p>$36.00</text:p>
          </table:table-cell>
          <table:table-cell table:number-columns-repeated="13"/>
        </table:table-row>
        <table:table-row table:style-name="ro1">
          <table:table-cell table:style-name="bold_5f_default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bold_5f_default" office:value-type="string" calcext:value-type="string">
            <text:p>OU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8"/>
        </table:table-row>
        <table:table-row table:style-name="ro2"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Exchange</text:p>
          </table:table-cell>
          <table:table-cell table:style-name="ce14" office:value-type="string" calcext:value-type="string">
            <text:p>Holder</text:p>
          </table:table-cell>
          <table:table-cell table:style-name="ce14" office:value-type="string" calcext:value-type="string">
            <text:p>Custom 3</text:p>
          </table:table-cell>
          <table:table-cell table:style-name="ce14" office:value-type="string" calcext:value-type="string">
            <text:p>Custom 4</text:p>
          </table:table-cell>
          <table:table-cell table:style-name="ce14" office:value-type="string" calcext:value-type="string">
            <text:p>Transaction Type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Crypto Out</text:p>
          </table:table-cell>
          <table:table-cell table:style-name="ce14" office:value-type="string" calcext:value-type="string">
            <text:p>Spot Price</text:p>
          </table:table-cell>
          <table:table-cell table:style-name="ce16" office:value-type="string" calcext:value-type="string">
            <text:p>Crypto Fee</text:p>
          </table:table-cell>
          <table:table-cell table:style-name="ce16" table:number-columns-repeated="2"/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-01-03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46.7210203" calcext:value-type="float">
            <text:p>246.72102030</text:p>
          </table:table-cell>
          <table:table-cell office:value-type="currency" office:currency="USD" office:value="11" calcext:value-type="currency">
            <text:p>$11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09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3.44934058" calcext:value-type="float">
            <text:p>3.44934058</text:p>
          </table:table-cell>
          <table:table-cell office:value-type="currency" office:currency="USD" office:value="29" calcext:value-type="currency">
            <text:p>$29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13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3.18924158" calcext:value-type="float">
            <text:p>13.18924158</text:p>
          </table:table-cell>
          <table:table-cell office:value-type="currency" office:currency="USD" office:value="9" calcext:value-type="currency">
            <text:p>$9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16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7.32555644" calcext:value-type="float">
            <text:p>27.32555644</text:p>
          </table:table-cell>
          <table:table-cell office:value-type="currency" office:currency="USD" office:value="4" calcext:value-type="currency">
            <text:p>$4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17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3.66776282" calcext:value-type="float">
            <text:p>13.66776282</text:p>
          </table:table-cell>
          <table:table-cell office:value-type="currency" office:currency="USD" office:value="5" calcext:value-type="currency">
            <text:p>$5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21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6.88820448" calcext:value-type="float">
            <text:p>16.88820448</text:p>
          </table:table-cell>
          <table:table-cell office:value-type="currency" office:currency="USD" office:value="34" calcext:value-type="currency">
            <text:p>$34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22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6.88999542" calcext:value-type="float">
            <text:p>16.88999542</text:p>
          </table:table-cell>
          <table:table-cell office:value-type="currency" office:currency="USD" office:value="35" calcext:value-type="currency">
            <text:p>$35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23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6.42478947" calcext:value-type="float">
            <text:p>16.42478947</text:p>
          </table:table-cell>
          <table:table-cell office:value-type="currency" office:currency="USD" office:value="37" calcext:value-type="currency">
            <text:p>$37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25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5.37571299" calcext:value-type="float">
            <text:p>15.37571299</text:p>
          </table:table-cell>
          <table:table-cell office:value-type="currency" office:currency="USD" office:value="43" calcext:value-type="currency">
            <text:p>$43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27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3.13513969" calcext:value-type="float">
            <text:p>3.13513969</text:p>
          </table:table-cell>
          <table:table-cell office:value-type="currency" office:currency="USD" office:value="42" calcext:value-type="currency">
            <text:p>$42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office:value-type="string" calcext:value-type="string">
            <text:p>2021-01-30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17.18297715" calcext:value-type="float">
            <text:p>17.18297715</text:p>
          </table:table-cell>
          <table:table-cell office:value-type="currency" office:currency="USD" office:value="32" calcext:value-type="currency">
            <text:p>$32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style-name="Default"/>
          <table:table-cell table:style-name="transparent_5f_crypto"/>
          <table:table-cell table:number-columns-repeated="10"/>
        </table:table-row>
        <table:table-row table:style-name="ro1">
          <table:table-cell table:style-name="bold_5f_default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8"/>
        </table:table-row>
      </table:table>
      <table:table table:name="B2" table:style-name="ta1"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3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3">
          <table:table-cell table:style-name="ce8"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4.000000001" calcext:value-type="float">
            <text:p>244.000000001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/>
        </table:table-row>
        <table:table-row table:style-name="ro3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3" table:style-name="ta1"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3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3">
          <table:table-cell table:style-name="ce8"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4.000000001" calcext:value-type="float">
            <text:p>244.000000001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/>
        </table:table-row>
        <table:table-row table:style-name="ro3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4" table:style-name="ta1"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3"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Exchange</text:p>
          </table:table-cell>
          <table:table-cell table:style-name="ce6" office:value-type="string" calcext:value-type="string">
            <text:p>Owner</text:p>
          </table:table-cell>
          <table:table-cell table:style-name="ce6" office:value-type="string" calcext:value-type="string">
            <text:p>Custom 1</text:p>
          </table:table-cell>
          <table:table-cell table:style-name="ce6" office:value-type="string" calcext:value-type="string">
            <text:p>Custom 2</text:p>
          </table:table-cell>
          <table:table-cell table:style-name="ce6" office:value-type="string" calcext:value-type="string">
            <text:p>Transaction Type</text:p>
          </table:table-cell>
          <table:table-cell table:style-name="ce6" office:value-type="string" calcext:value-type="string">
            <text:p>Asset</text:p>
          </table:table-cell>
          <table:table-cell table:style-name="ce6" office:value-type="string" calcext:value-type="string">
            <text:p>Crypto In</text:p>
          </table:table-cell>
          <table:table-cell table:style-name="ce6" office:value-type="string" calcext:value-type="string">
            <text:p>Spot Price</text:p>
          </table:table-cell>
          <table:table-cell table:style-name="ce6" office:value-type="string" calcext:value-type="string">
            <text:p>USD In (No Fee)</text:p>
          </table:table-cell>
          <table:table-cell table:style-name="ce6" office:value-type="string" calcext:value-type="string">
            <text:p>USD In (With Fee)</text:p>
          </table:table-cell>
          <table:table-cell table:style-name="ce6" office:value-type="string" calcext:value-type="string">
            <text:p>USD Fee</text:p>
          </table:table-cell>
          <table:table-cell table:style-name="ce6" office:value-type="string" calcext:value-type="string">
            <text:p>Unique Id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3">
          <table:table-cell table:style-name="ce8" office:value-type="string" calcext:value-type="string">
            <text:p>2020-06-03T11:2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44.000000001" calcext:value-type="float">
            <text:p>244.000000001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/>
        </table:table-row>
        <table:table-row table:style-name="ro3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date-style style:name="N14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4"/>
      <number:text> +</number:text>
    </number:date-style>
    <number:number-style style:name="N144">
      <number:number number:decimal-places="9" number:min-decimal-places="9" number:min-integer-digits="1" number:grouping="true"/>
    </number:number-style>
    <number:number-style style:name="N143">
      <number:number number:decimal-places="8" number:min-decimal-places="8" number:min-integer-digits="1" number:grouping="true"/>
    </number:number-style>
    <number:number-style style:name="N142">
      <number:number number:decimal-places="7" number:min-decimal-places="7" number:min-integer-digits="1" number:grouping="true"/>
    </number:number-style>
    <number:number-style style:name="N141">
      <number:number number:decimal-places="6" number:min-decimal-places="6" number:min-integer-digits="1" number:grouping="true"/>
    </number:number-style>
    <number:number-style style:name="N140">
      <number:number number:decimal-places="5" number:min-decimal-places="5" number:min-integer-digits="1" number:grouping="true"/>
    </number:number-style>
    <number:number-style style:name="N139">
      <number:number number:decimal-places="4" number:min-decimal-places="4" number:min-integer-digits="1" number:grouping="true"/>
    </number:number-style>
    <number:number-style style:name="N138">
      <number:number number:decimal-places="3" number:min-decimal-places="3" number:min-integer-digits="1" number:grouping="true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+0000</number:text>
    </number:date-style>
    <number:date-style style:name="N1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7"/>
      <number:text> +</number:text>
    </number:date-style>
    <number:currency-style style:name="N135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7P0"/>
    </number:currency-style>
    <number:percentage-style style:name="N125" number:title="User-defined">
      <number:number number:decimal-places="3" number:min-decimal-places="3" number:min-integer-digits="1"/>
      <number:text>%</number:text>
    </number:percentage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RP2" style:family="table-cell" style:parent-style-name="Default"/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0:28:41.337811571</meta:creation-date>
    <meta:generator>LibreOffice/7.3.5.2$Linux_X86_64 LibreOffice_project/30$Build-2</meta:generator>
    <dc:date>2022-08-23T01:15:56.278664789</dc:date>
    <meta:editing-duration>P4DT6H10M19S</meta:editing-duration>
    <meta:editing-cycles>123</meta:editing-cycles>
    <meta:document-statistic meta:table-count="4" meta:cell-count="343" meta:object-count="0"/>
  </office:meta>
</office:document-meta>
</file>